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06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68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78cm"/>
    </style:style>
    <style:style style:name="gr4" style:family="graphic" style:parent-style-name="standard">
      <style:graphic-properties draw:textarea-horizontal-align="justify" draw:textarea-vertical-align="middle" draw:auto-grow-height="false" fo:min-height="6.1cm" fo:min-width="9.152cm" draw:shadow="hidden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574cm"/>
      <style:paragraph-properties style:writing-mode="lr-tb"/>
    </style:style>
    <style:style style:name="gr8" style:family="graphic" style:parent-style-name="objectwithoutfill">
      <style:graphic-properties svg:stroke-color="#3465a4" draw:marker-start="Arrow" draw:marker-start-width="0.305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3.9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729fcf" style:font-name="Courier New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fo:font-size="18pt" style:font-size-asian="18pt" style:font-size-complex="18pt"/>
    </style:style>
    <style:style style:name="P4" style:family="paragraph">
      <loext:graphic-properties draw:fill="none" draw:fill-color="#ffffff"/>
      <style:text-properties fo:color="#ffffff" fo:font-size="13pt" style:font-size-asian="13pt" style:font-size-complex="13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84d1" fo:font-size="18pt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729fcf" fo:font-size="14pt" style:font-size-asian="14pt" style:font-size-complex="14pt"/>
    </style:style>
    <style:style style:name="T1" style:family="text">
      <style:text-properties fo:color="#0084d1" style:font-name="Liberation San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fo:color="#0084d1" style:font-name="Courier New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84d1" style:font-name="Courier New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color="#0084d1" fo:font-size="18pt" style:font-size-asian="18pt" style:font-size-complex="18pt"/>
    </style:style>
    <style:style style:name="T8" style:family="text">
      <style:text-properties fo:color="#0084d1" fo:font-size="14pt" fo:font-style="italic" style:font-size-asian="14pt" style:font-style-asian="italic" style:font-size-complex="14pt" style:font-style-complex="italic"/>
    </style:style>
    <style:style style:name="T9" style:family="text">
      <style:text-properties fo:color="#0084d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938cm" svg:height="5.316cm" svg:x="2.134cm" svg:y="1.842cm">
          <draw:text-box>
            <text:p text:style-name="P1"><text:span text:style-name="T1">Component Properties</text:span></text:p>
            <text:p text:style-name="P1"><text:span text:style-name="T1">(see </text:span><text:span text:style-name="T2">data_sink_qdac_csts-spec.xml</text:span><text:span text:style-name="T1">)</text:span></text:p>
            <text:p text:style-name="P1"><text:span text:style-name="T3"/></text:p>
            <text:p text:style-name="P1"><text:span text:style-name="T3">DAC_WIDTH_BITS, DAC_OUTPUT_IS_LSB_OF_IN_PORT,</text:span></text:p>
            <text:p text:style-name="P1"><text:span text:style-name="T3">underrun_sticky_error,</text:span></text:p>
            <text:p text:style-name="P1"><text:span text:style-name="T3">clr_underrun_sticky_error,</text:span></text:p>
            <text:p text:style-name="P1"><text:span text:style-name="T3">samp_count_before_first_underrun,</text:span></text:p>
            <text:p text:style-name="P1"><text:span text:style-name="T3">num_underruns</text:span></text:p>
          </draw:text-box>
        </draw:frame>
        <draw:frame draw:style-name="gr2" draw:text-style-name="P3" draw:layer="layout" svg:width="6.404cm" svg:height="3.937cm" svg:x="2.388cm" svg:y="10.819cm">
          <draw:text-box>
            <text:p text:style-name="P1"><text:span text:style-name="T4">in</text:span></text:p>
            <text:p text:style-name="P1"><text:span text:style-name="T5">WSI</text:span></text:p>
            <text:p text:style-name="P1"><text:span text:style-name="T5">Signed complex samples with metadata</text:span></text:p>
          </draw:text-box>
        </draw:frame>
        <draw:frame draw:style-name="gr3" draw:text-style-name="P4" draw:layer="layout" svg:width="9.144cm" svg:height="2.028cm" svg:x="6.019cm" svg:y="9.9cm">
          <draw:text-box>
            <text:p/>
          </draw:text-box>
        </draw:frame>
        <draw:custom-shape draw:style-name="gr4" draw:text-style-name="P1" draw:layer="layout" svg:width="9.652cm" svg:height="6.35cm" svg:x="8.666cm" svg:y="8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7.239cm" svg:height="1.673cm" svg:x="9.881cm" svg:y="11.761cm">
          <draw:text-box>
            <text:p text:style-name="P5"><text:span text:style-name="T6">Data Sink QDAC CSTS</text:span></text:p>
          </draw:text-box>
        </draw:frame>
        <draw:line draw:style-name="gr6" draw:text-style-name="P7" draw:layer="layout" svg:x1="6.452cm" svg:y1="12.269cm" svg:x2="8.701cm" svg:y2="12.255cm">
          <text:p/>
        </draw:line>
        <draw:line draw:style-name="gr6" draw:text-style-name="P7" draw:layer="layout" svg:x1="18.39cm" svg:y1="12.283cm" svg:x2="20.93cm" svg:y2="12.269cm">
          <text:p/>
        </draw:line>
        <draw:frame draw:style-name="gr7" draw:text-style-name="P8" draw:layer="layout" svg:width="6.477cm" svg:height="3.824cm" svg:x="19.66cm" svg:y="10.364cm">
          <draw:text-box>
            <text:p text:style-name="P1"><text:span text:style-name="T7"/></text:p>
            <text:p text:style-name="P1"><text:span text:style-name="T4">dev</text:span></text:p>
            <text:p text:style-name="P1"><text:span text:style-name="T4">devsignal</text:span></text:p>
            <text:p text:style-name="P1"><text:span text:style-name="T5">Signed complex samples</text:span></text:p>
          </draw:text-box>
        </draw:frame>
        <draw:line draw:style-name="gr8" draw:text-style-name="P9" draw:layer="layout" svg:x1="16.866cm" svg:y1="7.214cm" svg:x2="16.866cm" svg:y2="8.865cm">
          <text:p/>
        </draw:line>
        <draw:frame draw:style-name="gr9" draw:text-style-name="P10" draw:layer="layout" svg:width="11.303cm" svg:height="4.753cm" svg:x="14.453cm" svg:y="1.842cm">
          <draw:text-box>
            <text:p text:style-name="P1"><text:span text:style-name="T8">Worker Properties</text:span></text:p>
            <text:p text:style-name="P1"><text:span text:style-name="T9">(see </text:span><text:span text:style-name="T3">data_sink_qdac_csts.xml</text:span><text:span text:style-name="T9">)</text:span></text:p>
            <text:p text:style-name="P1"><text:span text:style-name="T9"/></text:p>
            <text:p text:style-name="P1"><text:span text:style-name="T3">IN_PORT_DATA_WIDTH, unused_opcode_detected_sticky, clr_unused_opcode_detected_sticky, dac_clk_freq_hz, status, ctl_count, dac_count</text:span></text:p>
          </draw:text-box>
        </draw:frame>
        <draw:line draw:style-name="gr8" draw:text-style-name="P9" draw:layer="layout" svg:x1="10.643cm" svg:y1="7.214cm" svg:x2="10.643cm" svg:y2="8.86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91cm" fo:page-height="17.1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2-12-11T13:34:07.420100252</dc:date>
    <meta:editing-duration>PT11H29M40S</meta:editing-duration>
    <meta:editing-cycles>39</meta:editing-cycles>
    <meta:generator>LibreOffice/6.4.7.2$MacOSX_X86_64 LibreOffice_project/639b8ac485750d5696d7590a72ef1b496725cfb5</meta:generator>
    <dc:creator>Lisa Zahn</dc:creator>
    <meta:document-statistic meta:object-count="11"/>
  </office:meta>
</office:document-meta>
</file>